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  <style:map style:condition="cell-content()=MAX([$Sheet1.$J$5:.$J$7])" style:apply-style-name="Untitled2" style:base-cell-address="Sheet1.J5"/>
    </style:style>
    <style:style style:name="ce5" style:family="table-cell" style:parent-style-name="Default" style:data-style-name="N115">
      <style:table-cell-properties fo:border="0.06pt solid #000000"/>
      <style:map style:condition="cell-content()=MAX([$Sheet1.$J$5:.$J$7])" style:apply-style-name="Untitled2" style:base-cell-address="Sheet1.J5"/>
    </style:style>
    <style:style style:name="ce6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15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  <style:map style:condition="cell-content()=MAX([$Sheet1.$J$11:.$J$16])" style:apply-style-name="Untitled1" style:base-cell-address="Sheet1.J22"/>
    </style:style>
    <style:style style:name="ce9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  <style:map style:condition="cell-content()=MAX([$Sheet1.$J$11:.$J$16])" style:apply-style-name="Untitled1" style:base-cell-address="Sheet1.J22"/>
    </style:style>
    <style:style style:name="ce10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  <style:map style:condition="cell-content()=MAX([$Sheet1.$K$5:.$K$7])" style:apply-style-name="Untitled3" style:base-cell-address="Sheet1.K5"/>
    </style:style>
    <style:style style:name="ce11" style:family="table-cell" style:parent-style-name="Default" style:data-style-name="N115">
      <style:table-cell-properties fo:border="0.06pt solid #000000"/>
      <style:map style:condition="cell-content()=MAX([$Sheet1.$K$5:.$K$7])" style:apply-style-name="Untitled3" style:base-cell-address="Sheet1.K5"/>
    </style:style>
    <style:style style:name="ce12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  <style:map style:condition="cell-content()=MAX([$Sheet1.$K$11:.$K$16])" style:apply-style-name="Untitled1" style:base-cell-address="Sheet1.K22"/>
    </style:style>
    <style:style style:name="ce13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  <style:map style:condition="cell-content()=MAX([$Sheet1.$K$11:.$K$16])" style:apply-style-name="Untitled1" style:base-cell-address="Sheet1.K2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9"/>
        <table:table-column table:style-name="co8" table:default-cell-style-name="ce13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Source performance</text:p>
          </table:table-cell>
          <table:table-cell table:style-name="Default" office:value-type="float" office:value="0.986062462395833" calcext:value-type="float">
            <text:p>0.9860624624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/>
          <table:table-cell table:formula="of:=[.A4]" office:value-type="string" office:string-value="Meta-Learner Inputs" calcext:value-type="string">
            <text:p>Meta-Learner Inputs</text:p>
          </table:table-cell>
          <table:table-cell table:formula="of:=[.B4]" office:value-type="string" office:string-value="Initialisation" calcext:value-type="string">
            <text:p>Initialisation</text:p>
          </table:table-cell>
          <table:table-cell table:formula="of:=[.C4]" office:value-type="string" office:string-value="Meta-Learner Outputs" calcext:value-type="string">
            <text:p>Meta-Learner Outputs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711999999731779" calcext:value-type="float">
            <text:p>0.712</text:p>
          </table:table-cell>
          <table:table-cell table:style-name="ce3" office:value-type="float" office:value="0.668000000715256" calcext:value-type="float">
            <text:p>0.668</text:p>
          </table:table-cell>
          <table:table-cell/>
          <table:table-cell table:formula="of:=[.A5]" office:value-type="string" office:string-value="Head" calcext:value-type="string">
            <text:p>Head</text:p>
          </table:table-cell>
          <table:table-cell table:formula="of:=[.B5]" office:value-type="string" office:string-value="Copy-Random" calcext:value-type="string">
            <text:p>Copy-Random</text:p>
          </table:table-cell>
          <table:table-cell table:formula="of:=[.C5]" office:value-type="string" office:string-value="Deltas" calcext:value-type="string">
            <text:p>Deltas</text:p>
          </table:table-cell>
          <table:table-cell table:style-name="ce4" table:formula="of:=[.D5]/[.$B$1]" office:value-type="float" office:value="0.722063790971045" calcext:value-type="float">
            <text:p>0.722</text:p>
          </table:table-cell>
          <table:table-cell table:style-name="ce10" table:formula="of:=[.E5]/[.$B$1]" office:value-type="float" office:value="0.677441872284863" calcext:value-type="float">
            <text:p>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70800000205636" calcext:value-type="float">
            <text:p>0.708</text:p>
          </table:table-cell>
          <table:table-cell table:style-name="ce3" office:value-type="float" office:value="0.730000004172325" calcext:value-type="float">
            <text:p>0.730</text:p>
          </table:table-cell>
          <table:table-cell/>
          <table:table-cell table:formula="of:=[.A6]" office:value-type="string" office:string-value="Head" calcext:value-type="string">
            <text:p>Head</text:p>
          </table:table-cell>
          <table:table-cell table:formula="of:=[.B6]" office:value-type="string" office:string-value="Copy-Random" calcext:value-type="string">
            <text:p>Copy-Random</text:p>
          </table:table-cell>
          <table:table-cell table:formula="of:=[.C6]" office:value-type="string" office:string-value="Gates + Deltas" calcext:value-type="string">
            <text:p>Gates + Deltas</text:p>
          </table:table-cell>
          <table:table-cell table:style-name="ce4" table:formula="of:=[.D6]/[.$B$1]" office:value-type="float" office:value="0.718007255175432" calcext:value-type="float">
            <text:p>0.718</text:p>
          </table:table-cell>
          <table:table-cell table:style-name="ce10" table:formula="of:=[.E6]/[.$B$1]" office:value-type="float" office:value="0.740318217163085" calcext:value-type="float">
            <text:p>0.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69200000166893" calcext:value-type="float">
            <text:p>0.692</text:p>
          </table:table-cell>
          <table:table-cell table:style-name="ce3" office:value-type="float" office:value="0.680000001192093" calcext:value-type="float">
            <text:p>0.680</text:p>
          </table:table-cell>
          <table:table-cell/>
          <table:table-cell table:formula="of:=[.A7]" office:value-type="string" office:string-value="Head" calcext:value-type="string">
            <text:p>Head</text:p>
          </table:table-cell>
          <table:table-cell table:formula="of:=[.B7]" office:value-type="string" office:string-value="Copy-Random" calcext:value-type="string">
            <text:p>Copy-Random</text:p>
          </table:table-cell>
          <table:table-cell table:formula="of:=[.C7]" office:value-type="string" office:string-value="Gates + Tanh Deltas" calcext:value-type="string">
            <text:p>Gates + Tanh Deltas</text:p>
          </table:table-cell>
          <table:table-cell table:style-name="ce5" table:formula="of:=[.D7]/[.$B$1]" office:value-type="float" office:value="0.701781102170323" calcext:value-type="float">
            <text:p>0.702</text:p>
          </table:table-cell>
          <table:table-cell table:style-name="ce11" table:formula="of:=[.E7]/[.$B$1]" office:value-type="float" office:value="0.689611487227593" calcext:value-type="float">
            <text:p>0.69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/>
          <table:table-cell table:formula="of:=[.A10]" office:value-type="string" office:string-value="Meta-Learner Inputs" calcext:value-type="string">
            <text:p>Meta-Learner Inputs</text:p>
          </table:table-cell>
          <table:table-cell table:formula="of:=[.B10]" office:value-type="string" office:string-value="Initialisation" calcext:value-type="string">
            <text:p>Initialisation</text:p>
          </table:table-cell>
          <table:table-cell table:formula="of:=[.C10]" office:value-type="string" office:string-value="Meta-Learner Outputs" calcext:value-type="string">
            <text:p>Meta-Learner Outputs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office:value-type="float" office:value="0.618823530919412" calcext:value-type="float">
            <text:p>0.6188235309</text:p>
          </table:table-cell>
          <table:table-cell office:value-type="float" office:value="0.801568626188764" calcext:value-type="float">
            <text:p>0.8015686262</text:p>
          </table:table-cell>
          <table:table-cell/>
          <table:table-cell table:formula="of:=[.A11]" office:value-type="string" office:string-value="Head" calcext:value-type="string">
            <text:p>Head</text:p>
          </table:table-cell>
          <table:table-cell table:formula="of:=[.B11]" office:value-type="string" office:string-value="Copy-Random" calcext:value-type="string">
            <text:p>Copy-Random</text:p>
          </table:table-cell>
          <table:table-cell table:formula="of:=[.C11]" office:value-type="string" office:string-value="Gates + Deltas" calcext:value-type="string">
            <text:p>Gates + Deltas</text:p>
          </table:table-cell>
          <table:table-cell table:style-name="ce6" table:formula="of:=IF(ISBLANK( [.D11]); &quot;&quot;; [.D11]/[.$B$1])" office:value-type="float" office:value="0.627570315795064" calcext:value-type="float">
            <text:p>0.628</text:p>
          </table:table-cell>
          <table:table-cell table:style-name="ce6" table:formula="of:=IF(ISBLANK( [.E11]); &quot;&quot;; [.E11]/[.$B$1])" office:value-type="float" office:value="0.812898428605826" calcext:value-type="float">
            <text:p>0.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office:value-type="float" office:value="0.691764708827524" calcext:value-type="float">
            <text:p>0.6917647088</text:p>
          </table:table-cell>
          <table:table-cell office:value-type="float" office:value="0.832156862698349" calcext:value-type="float">
            <text:p>0.8321568627</text:p>
          </table:table-cell>
          <table:table-cell/>
          <table:table-cell table:formula="of:=[.A12]" office:value-type="string" office:string-value="Body + Head" calcext:value-type="string">
            <text:p>Body + Head</text:p>
          </table:table-cell>
          <table:table-cell table:formula="of:=[.B12]" office:value-type="string" office:string-value="Copy-Random" calcext:value-type="string">
            <text:p>Copy-Random</text:p>
          </table:table-cell>
          <table:table-cell table:formula="of:=[.C12]" office:value-type="string" office:string-value="Gates + Deltas" calcext:value-type="string">
            <text:p>Gates + Deltas</text:p>
          </table:table-cell>
          <table:table-cell table:style-name="ce6" table:formula="of:=IF(ISBLANK( [.D12]); &quot;&quot;; [.D12]/[.$B$1])" office:value-type="float" office:value="0.701542483573246" calcext:value-type="float">
            <text:p>0.702</text:p>
          </table:table-cell>
          <table:table-cell table:style-name="ce6" table:formula="of:=IF(ISBLANK( [.E12]); &quot;&quot;; [.E12]/[.$B$1])" office:value-type="float" office:value="0.843919015714745" calcext:value-type="float">
            <text:p>0.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office:value-type="float" office:value="0.613333330434911" calcext:value-type="float">
            <text:p>0.6133333304</text:p>
          </table:table-cell>
          <table:table-cell office:value-type="float" office:value="0.646274513181518" calcext:value-type="float">
            <text:p>0.6462745132</text:p>
          </table:table-cell>
          <table:table-cell/>
          <table:table-cell table:formula="of:=[.A13]" office:value-type="string" office:string-value="Body + Head" calcext:value-type="string">
            <text:p>Body + Head</text:p>
          </table:table-cell>
          <table:table-cell table:formula="of:=[.B13]" office:value-type="string" office:string-value="Copy-Random" calcext:value-type="string">
            <text:p>Copy-Random</text:p>
          </table:table-cell>
          <table:table-cell table:formula="of:=[.C13]" office:value-type="string" office:string-value="Deltas" calcext:value-type="string">
            <text:p>Deltas</text:p>
          </table:table-cell>
          <table:table-cell table:style-name="ce6" table:formula="of:=IF(ISBLANK( [.D13]); &quot;&quot;; [.D13]/[.$B$1])" office:value-type="float" office:value="0.622002513861746" calcext:value-type="float">
            <text:p>0.622</text:p>
          </table:table-cell>
          <table:table-cell table:style-name="ce6" table:formula="of:=IF(ISBLANK( [.E13]); &quot;&quot;; [.E13]/[.$B$1])" office:value-type="float" office:value="0.655409305016304" calcext:value-type="float">
            <text:p>0.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office:value-type="float" office:value="0.581960785184421" calcext:value-type="float">
            <text:p>0.5819607852</text:p>
          </table:table-cell>
          <table:table-cell office:value-type="float" office:value="0.717647060459735" calcext:value-type="float">
            <text:p>0.7176470605</text:p>
          </table:table-cell>
          <table:table-cell/>
          <table:table-cell table:formula="of:=[.A14]" office:value-type="string" office:string-value="Body + Head" calcext:value-type="string">
            <text:p>Body + Head</text:p>
          </table:table-cell>
          <table:table-cell table:formula="of:=[.B14]" office:value-type="string" office:string-value="Copy-Random" calcext:value-type="string">
            <text:p>Copy-Random</text:p>
          </table:table-cell>
          <table:table-cell table:formula="of:=[.C14]" office:value-type="string" office:string-value="Gates + Tanh Deltas" calcext:value-type="string">
            <text:p>Gates + Tanh Deltas</text:p>
          </table:table-cell>
          <table:table-cell table:style-name="ce6" table:formula="of:=IF(ISBLANK( [.D14]); &quot;&quot;; [.D14]/[.$B$1])" office:value-type="float" office:value="0.590186532170013" calcext:value-type="float">
            <text:p>0.590</text:p>
          </table:table-cell>
          <table:table-cell table:style-name="ce6" table:formula="of:=IF(ISBLANK( [.E14]); &quot;&quot;; [.E14]/[.$B$1])" office:value-type="float" office:value="0.727790670294933" calcext:value-type="float">
            <text:p>0.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office:value-type="float" office:value="0.693333335366904" calcext:value-type="float">
            <text:p>0.6933333354</text:p>
          </table:table-cell>
          <table:table-cell office:value-type="float" office:value="0.834509800462162" calcext:value-type="float">
            <text:p>0.8345098005</text:p>
          </table:table-cell>
          <table:table-cell/>
          <table:table-cell table:formula="of:=[.A15]" office:value-type="string" office:string-value="Body + Head" calcext:value-type="string">
            <text:p>Body + Head</text:p>
          </table:table-cell>
          <table:table-cell table:formula="of:=[.B15]" office:value-type="string" office:string-value="Copy" calcext:value-type="string">
            <text:p>Copy</text:p>
          </table:table-cell>
          <table:table-cell table:formula="of:=[.C15]" office:value-type="string" office:string-value="Gates + Deltas" calcext:value-type="string">
            <text:p>Gates + Deltas</text:p>
          </table:table-cell>
          <table:table-cell table:style-name="ce7" table:formula="of:=IF(ISBLANK( [.D15]); &quot;&quot;; [.D15]/[.$B$1])" office:value-type="float" office:value="0.703133281924467" calcext:value-type="float">
            <text:p>0.703</text:p>
          </table:table-cell>
          <table:table-cell table:style-name="ce6" table:formula="of:=IF(ISBLANK( [.E15]); &quot;&quot;; [.E15]/[.$B$1])" office:value-type="float" office:value="0.84630521116741" calcext:value-type="float">
            <text:p>0.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office:value-type="float" office:value="0.585882353724218" calcext:value-type="float">
            <text:p>0.5858823537</text:p>
          </table:table-cell>
          <table:table-cell office:value-type="float" office:value="0.862745095701779" calcext:value-type="float">
            <text:p>0.8627450957</text:p>
          </table:table-cell>
          <table:table-cell/>
          <table:table-cell table:formula="of:=[.A16]" office:value-type="string" office:string-value="Body + Head" calcext:value-type="string">
            <text:p>Body + Head</text:p>
          </table:table-cell>
          <table:table-cell table:formula="of:=[.B16]" office:value-type="string" office:string-value="Rand" calcext:value-type="string">
            <text:p>Rand</text:p>
          </table:table-cell>
          <table:table-cell table:formula="of:=[.C16]" office:value-type="string" office:string-value="Gates + Deltas" calcext:value-type="string">
            <text:p>Gates + Deltas</text:p>
          </table:table-cell>
          <table:table-cell table:style-name="ce6" table:formula="of:=IF(ISBLANK( [.D16]); &quot;&quot;; [.D16]/[.$B$1])" office:value-type="float" office:value="0.594163530270386" calcext:value-type="float">
            <text:p>0.594</text:p>
          </table:table-cell>
          <table:table-cell table:style-name="ce7" table:formula="of:=IF(ISBLANK( [.E16]); &quot;&quot;; [.E16]/[.$B$1])" office:value-type="float" office:value="0.87493959926795" calcext:value-type="float">
            <text:p>0.875</text:p>
          </table:table-cell>
          <table:table-cell/>
          <table:table-cell table:formula="of:=IF(ROWS([.$A$1:.$AMJ13])&gt;[.$M$1];&quot;&quot;;INDEX([.E$1:.E$1048576];smbody + head(IF([.$D$11:.$D$16]&lt;&gt;&quot;&quot;;ROW([.$D$11:.$D$16]));ROWS([.$A$1:.$AMJ13]))))">
            <text:p/>
          </table:table-cell>
        </table:table-row>
        <table:table-row table:style-name="ro1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/>
          <table:table-cell table:formula="of:=[.A21]" office:value-type="string" office:string-value="Meta-Learner Inputs" calcext:value-type="string">
            <text:p>Meta-Learner Inputs</text:p>
          </table:table-cell>
          <table:table-cell table:formula="of:=[.B21]" office:value-type="string" office:string-value="Initialisation" calcext:value-type="string">
            <text:p>Initialisation</text:p>
          </table:table-cell>
          <table:table-cell table:formula="of:=[.C21]" office:value-type="string" office:string-value="Meta-Learner Outputs" calcext:value-type="string">
            <text:p>Meta-Learner Outputs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3"/>
          <table:table-cell table:formula="of:=[.A22]" office:value-type="string" office:string-value="Body + Head" calcext:value-type="string">
            <text:p>Body + Head</text:p>
          </table:table-cell>
          <table:table-cell table:formula="of:=[.B22]" office:value-type="string" office:string-value="Copy" calcext:value-type="string">
            <text:p>Copy</text:p>
          </table:table-cell>
          <table:table-cell table:formula="of:=[.C22]" office:value-type="string" office:string-value="Deltas" calcext:value-type="string">
            <text:p>Deltas</text:p>
          </table:table-cell>
          <table:table-cell table:style-name="ce8" table:formula="of:=IF(ISBLANK( [.D22]); &quot;&quot;; [.D22]/[.$B$1])">
            <text:p/>
          </table:table-cell>
          <table:table-cell table:style-name="ce12" table:formula="of:=IF(ISBLANK( [.E22]); &quot;&quot;; [.E22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3"/>
          <table:table-cell table:formula="of:=[.A23]" office:value-type="string" office:string-value="Body + Head" calcext:value-type="string">
            <text:p>Body + Head</text:p>
          </table:table-cell>
          <table:table-cell table:formula="of:=[.B23]" office:value-type="string" office:string-value="Copy" calcext:value-type="string">
            <text:p>Copy</text:p>
          </table:table-cell>
          <table:table-cell table:formula="of:=[.C23]" office:value-type="string" office:string-value="Gates + Deltas" calcext:value-type="string">
            <text:p>Gates + Deltas</text:p>
          </table:table-cell>
          <table:table-cell table:style-name="ce8" table:formula="of:=IF(ISBLANK( [.D23]); &quot;&quot;; [.D23]/[.$B$1])">
            <text:p/>
          </table:table-cell>
          <table:table-cell table:style-name="ce12" table:formula="of:=IF(ISBLANK( [.E23]); &quot;&quot;; [.E23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3"/>
          <table:table-cell table:formula="of:=[.A24]" office:value-type="string" office:string-value="Body + Head" calcext:value-type="string">
            <text:p>Body + Head</text:p>
          </table:table-cell>
          <table:table-cell table:formula="of:=[.B24]" office:value-type="string" office:string-value="Copy" calcext:value-type="string">
            <text:p>Copy</text:p>
          </table:table-cell>
          <table:table-cell table:formula="of:=[.C24]" office:value-type="string" office:string-value="Gates + Tanh Deltas" calcext:value-type="string">
            <text:p>Gates + Tanh Deltas</text:p>
          </table:table-cell>
          <table:table-cell table:style-name="ce8" table:formula="of:=IF(ISBLANK( [.D24]); &quot;&quot;; [.D24]/[.$B$1])">
            <text:p/>
          </table:table-cell>
          <table:table-cell table:style-name="ce12" table:formula="of:=IF(ISBLANK( [.E24]); &quot;&quot;; [.E24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3"/>
          <table:table-cell table:formula="of:=[.A25]" office:value-type="string" office:string-value="Body + Head" calcext:value-type="string">
            <text:p>Body + Head</text:p>
          </table:table-cell>
          <table:table-cell table:formula="of:=[.B25]" office:value-type="string" office:string-value="Rand" calcext:value-type="string">
            <text:p>Rand</text:p>
          </table:table-cell>
          <table:table-cell table:formula="of:=[.C25]" office:value-type="string" office:string-value="Deltas" calcext:value-type="string">
            <text:p>Deltas</text:p>
          </table:table-cell>
          <table:table-cell table:style-name="ce8" table:formula="of:=IF(ISBLANK( [.D25]); &quot;&quot;; [.D25]/[.$B$1])">
            <text:p/>
          </table:table-cell>
          <table:table-cell table:style-name="ce12" table:formula="of:=IF(ISBLANK( [.E25]); &quot;&quot;; [.E25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3"/>
          <table:table-cell table:formula="of:=[.A26]" office:value-type="string" office:string-value="Body + Head" calcext:value-type="string">
            <text:p>Body + Head</text:p>
          </table:table-cell>
          <table:table-cell table:formula="of:=[.B26]" office:value-type="string" office:string-value="Rand" calcext:value-type="string">
            <text:p>Rand</text:p>
          </table:table-cell>
          <table:table-cell table:formula="of:=[.C26]" office:value-type="string" office:string-value="Gates + Deltas" calcext:value-type="string">
            <text:p>Gates + Deltas</text:p>
          </table:table-cell>
          <table:table-cell table:formula="of:=IF(ISBLANK( [.D26]); &quot;&quot;; [.D26]/[.$B$1])">
            <text:p/>
          </table:table-cell>
          <table:table-cell table:formula="of:=IF(ISBLANK( [.E26]); &quot;&quot;; [.E26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3"/>
          <table:table-cell table:formula="of:=[.A27]" office:value-type="string" office:string-value="Body + Head" calcext:value-type="string">
            <text:p>Body + Head</text:p>
          </table:table-cell>
          <table:table-cell table:formula="of:=[.B27]" office:value-type="string" office:string-value="Rand" calcext:value-type="string">
            <text:p>Rand</text:p>
          </table:table-cell>
          <table:table-cell table:formula="of:=[.C27]" office:value-type="string" office:string-value="Gates + Tanh Deltas" calcext:value-type="string">
            <text:p>Gates + Tanh Deltas</text:p>
          </table:table-cell>
          <table:table-cell table:formula="of:=IF(ISBLANK( [.D27]); &quot;&quot;; [.D27]/[.$B$1])">
            <text:p/>
          </table:table-cell>
          <table:table-cell table:formula="of:=IF(ISBLANK( [.E27]); &quot;&quot;; [.E27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3"/>
          <table:table-cell table:formula="of:=[.A28]" office:value-type="string" office:string-value="Body + Head" calcext:value-type="string">
            <text:p>Body + Head</text:p>
          </table:table-cell>
          <table:table-cell table:formula="of:=[.B28]" office:value-type="string" office:string-value="Copy-Random" calcext:value-type="string">
            <text:p>Copy-Random</text:p>
          </table:table-cell>
          <table:table-cell table:formula="of:=[.C28]" office:value-type="string" office:string-value="Deltas" calcext:value-type="string">
            <text:p>Deltas</text:p>
          </table:table-cell>
          <table:table-cell table:formula="of:=IF(ISBLANK( [.D28]); &quot;&quot;; [.D28]/[.$B$1])">
            <text:p/>
          </table:table-cell>
          <table:table-cell table:formula="of:=IF(ISBLANK( [.E28]); &quot;&quot;; [.E28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3"/>
          <table:table-cell table:formula="of:=[.A29]" office:value-type="string" office:string-value="Body + Head" calcext:value-type="string">
            <text:p>Body + Head</text:p>
          </table:table-cell>
          <table:table-cell table:formula="of:=[.B29]" office:value-type="string" office:string-value="Copy-Random" calcext:value-type="string">
            <text:p>Copy-Random</text:p>
          </table:table-cell>
          <table:table-cell table:formula="of:=[.C29]" office:value-type="string" office:string-value="Gates + Deltas" calcext:value-type="string">
            <text:p>Gates + Deltas</text:p>
          </table:table-cell>
          <table:table-cell table:formula="of:=IF(ISBLANK( [.D29]); &quot;&quot;; [.D29]/[.$B$1])">
            <text:p/>
          </table:table-cell>
          <table:table-cell table:formula="of:=IF(ISBLANK( [.E29]); &quot;&quot;; [.E29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3"/>
          <table:table-cell table:formula="of:=[.A30]" office:value-type="string" office:string-value="Body + Head" calcext:value-type="string">
            <text:p>Body + Head</text:p>
          </table:table-cell>
          <table:table-cell table:formula="of:=[.B30]" office:value-type="string" office:string-value="Copy-Random" calcext:value-type="string">
            <text:p>Copy-Random</text:p>
          </table:table-cell>
          <table:table-cell table:formula="of:=[.C30]" office:value-type="string" office:string-value="Gates + Tanh Deltas" calcext:value-type="string">
            <text:p>Gates + Tanh Deltas</text:p>
          </table:table-cell>
          <table:table-cell table:formula="of:=IF(ISBLANK( [.D30]); &quot;&quot;; [.D30]/[.$B$1])">
            <text:p/>
          </table:table-cell>
          <table:table-cell table:formula="of:=IF(ISBLANK( [.E30]); &quot;&quot;; [.E30]/[.$B$1]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3"/>
          <table:table-cell table:formula="of:=[.A31]" office:value-type="string" office:string-value="Head" calcext:value-type="string">
            <text:p>Head</text:p>
          </table:table-cell>
          <table:table-cell table:formula="of:=[.B31]" office:value-type="string" office:string-value="Copy" calcext:value-type="string">
            <text:p>Copy</text:p>
          </table:table-cell>
          <table:table-cell table:formula="of:=[.C31]" office:value-type="string" office:string-value="Deltas" calcext:value-type="string">
            <text:p>Deltas</text:p>
          </table:table-cell>
          <table:table-cell table:formula="of:=IF(ISBLANK( [.D31]); &quot;&quot;; [.D31]/[.$B$1])">
            <text:p/>
          </table:table-cell>
          <table:table-cell table:formula="of:=IF(ISBLANK( [.E31]); &quot;&quot;; [.E31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3"/>
          <table:table-cell table:formula="of:=[.A32]" office:value-type="string" office:string-value="Head" calcext:value-type="string">
            <text:p>Head</text:p>
          </table:table-cell>
          <table:table-cell table:formula="of:=[.B32]" office:value-type="string" office:string-value="Copy" calcext:value-type="string">
            <text:p>Copy</text:p>
          </table:table-cell>
          <table:table-cell table:formula="of:=[.C32]" office:value-type="string" office:string-value="Gates + Deltas" calcext:value-type="string">
            <text:p>Gates + Deltas</text:p>
          </table:table-cell>
          <table:table-cell table:formula="of:=IF(ISBLANK( [.D32]); &quot;&quot;; [.D32]/[.$B$1])">
            <text:p/>
          </table:table-cell>
          <table:table-cell table:formula="of:=IF(ISBLANK( [.E32]); &quot;&quot;; [.E32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3"/>
          <table:table-cell table:formula="of:=[.A33]" office:value-type="string" office:string-value="Head" calcext:value-type="string">
            <text:p>Head</text:p>
          </table:table-cell>
          <table:table-cell table:formula="of:=[.B33]" office:value-type="string" office:string-value="Copy" calcext:value-type="string">
            <text:p>Copy</text:p>
          </table:table-cell>
          <table:table-cell table:formula="of:=[.C33]" office:value-type="string" office:string-value="Gates + Tanh Deltas" calcext:value-type="string">
            <text:p>Gates + Tanh Deltas</text:p>
          </table:table-cell>
          <table:table-cell table:formula="of:=IF(ISBLANK( [.D33]); &quot;&quot;; [.D33]/[.$B$1])">
            <text:p/>
          </table:table-cell>
          <table:table-cell table:formula="of:=IF(ISBLANK( [.E33]); &quot;&quot;; [.E33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3"/>
          <table:table-cell table:formula="of:=[.A34]" office:value-type="string" office:string-value="Head" calcext:value-type="string">
            <text:p>Head</text:p>
          </table:table-cell>
          <table:table-cell table:formula="of:=[.B34]" office:value-type="string" office:string-value="Rand" calcext:value-type="string">
            <text:p>Rand</text:p>
          </table:table-cell>
          <table:table-cell table:formula="of:=[.C34]" office:value-type="string" office:string-value="Deltas" calcext:value-type="string">
            <text:p>Deltas</text:p>
          </table:table-cell>
          <table:table-cell table:formula="of:=IF(ISBLANK( [.D34]); &quot;&quot;; [.D34]/[.$B$1])">
            <text:p/>
          </table:table-cell>
          <table:table-cell table:formula="of:=IF(ISBLANK( [.E34]); &quot;&quot;; [.E34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3"/>
          <table:table-cell table:formula="of:=[.A35]" office:value-type="string" office:string-value="Head" calcext:value-type="string">
            <text:p>Head</text:p>
          </table:table-cell>
          <table:table-cell table:formula="of:=[.B35]" office:value-type="string" office:string-value="Rand" calcext:value-type="string">
            <text:p>Rand</text:p>
          </table:table-cell>
          <table:table-cell table:formula="of:=[.C35]" office:value-type="string" office:string-value="Gates + Deltas" calcext:value-type="string">
            <text:p>Gates + Deltas</text:p>
          </table:table-cell>
          <table:table-cell table:formula="of:=IF(ISBLANK( [.D35]); &quot;&quot;; [.D35]/[.$B$1])">
            <text:p/>
          </table:table-cell>
          <table:table-cell table:formula="of:=IF(ISBLANK( [.E35]); &quot;&quot;; [.E35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3"/>
          <table:table-cell table:formula="of:=[.A36]" office:value-type="string" office:string-value="Head" calcext:value-type="string">
            <text:p>Head</text:p>
          </table:table-cell>
          <table:table-cell table:formula="of:=[.B36]" office:value-type="string" office:string-value="Rand" calcext:value-type="string">
            <text:p>Rand</text:p>
          </table:table-cell>
          <table:table-cell table:formula="of:=[.C36]" office:value-type="string" office:string-value="Gates + Tanh Deltas" calcext:value-type="string">
            <text:p>Gates + Tanh Deltas</text:p>
          </table:table-cell>
          <table:table-cell table:formula="of:=IF(ISBLANK( [.D36]); &quot;&quot;; [.D36]/[.$B$1])">
            <text:p/>
          </table:table-cell>
          <table:table-cell table:formula="of:=IF(ISBLANK( [.E36]); &quot;&quot;; [.E36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3"/>
          <table:table-cell table:formula="of:=[.A37]" office:value-type="string" office:string-value="Head" calcext:value-type="string">
            <text:p>Head</text:p>
          </table:table-cell>
          <table:table-cell table:formula="of:=[.B37]" office:value-type="string" office:string-value="Copy-Random" calcext:value-type="string">
            <text:p>Copy-Random</text:p>
          </table:table-cell>
          <table:table-cell table:formula="of:=[.C37]" office:value-type="string" office:string-value="Deltas" calcext:value-type="string">
            <text:p>Deltas</text:p>
          </table:table-cell>
          <table:table-cell table:formula="of:=IF(ISBLANK( [.D37]); &quot;&quot;; [.D37]/[.$B$1])">
            <text:p/>
          </table:table-cell>
          <table:table-cell table:formula="of:=IF(ISBLANK( [.E37]); &quot;&quot;; [.E37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3"/>
          <table:table-cell table:formula="of:=[.A38]" office:value-type="string" office:string-value="Head" calcext:value-type="string">
            <text:p>Head</text:p>
          </table:table-cell>
          <table:table-cell table:formula="of:=[.B38]" office:value-type="string" office:string-value="Copy-Random" calcext:value-type="string">
            <text:p>Copy-Random</text:p>
          </table:table-cell>
          <table:table-cell table:formula="of:=[.C38]" office:value-type="string" office:string-value="Gates + Deltas" calcext:value-type="string">
            <text:p>Gates + Deltas</text:p>
          </table:table-cell>
          <table:table-cell table:formula="of:=IF(ISBLANK( [.D38]); &quot;&quot;; [.D38]/[.$B$1])">
            <text:p/>
          </table:table-cell>
          <table:table-cell table:formula="of:=IF(ISBLANK( [.E38]); &quot;&quot;; [.E38]/[.$B$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3"/>
          <table:table-cell table:formula="of:=[.A39]" office:value-type="string" office:string-value="Head" calcext:value-type="string">
            <text:p>Head</text:p>
          </table:table-cell>
          <table:table-cell table:formula="of:=[.B39]" office:value-type="string" office:string-value="Copy-Random" calcext:value-type="string">
            <text:p>Copy-Random</text:p>
          </table:table-cell>
          <table:table-cell table:formula="of:=[.C39]" office:value-type="string" office:string-value="Gates + Tanh Deltas" calcext:value-type="string">
            <text:p>Gates + Tanh Deltas</text:p>
          </table:table-cell>
          <table:table-cell table:formula="of:=IF(ISBLANK( [.D39]); &quot;&quot;; [.D39]/[.$B$1])">
            <text:p/>
          </table:table-cell>
          <table:table-cell table:formula="of:=IF(ISBLANK( [.E39]); &quot;&quot;; [.E39]/[.$B$1])">
            <text:p/>
          </table:table-cell>
          <table:table-cell table:number-columns-repeated="2"/>
        </table:table-row>
        <calcext:conditional-formats>
          <calcext:conditional-format calcext:target-range-address="Sheet1.J5:Sheet1.J7">
            <calcext:condition calcext:apply-style-name="Untitled2" calcext:value="=MAX([$Sheet1.$J$5:.$J$7])" calcext:base-cell-address="Sheet1.J5"/>
          </calcext:conditional-format>
          <calcext:conditional-format calcext:target-range-address="Sheet1.K5:Sheet1.K7">
            <calcext:condition calcext:apply-style-name="Untitled3" calcext:value="=MAX([$Sheet1.$K$5:.$K$7])" calcext:base-cell-address="Sheet1.K5"/>
          </calcext:conditional-format>
          <calcext:conditional-format calcext:target-range-address="Sheet1.J22:Sheet1.J39">
            <calcext:condition calcext:apply-style-name="Untitled1" calcext:value="=MAX([$Sheet1.$J$11:.$J$16])" calcext:base-cell-address="Sheet1.J22"/>
          </calcext:conditional-format>
          <calcext:conditional-format calcext:target-range-address="Sheet1.K22:Sheet1.K39">
            <calcext:condition calcext:apply-style-name="Untitled1" calcext:value="=MAX([$Sheet1.$K$11:.$K$16])" calcext:base-cell-address="Sheet1.K22"/>
          </calcext:conditional-format>
          <calcext:conditional-format calcext:target-range-address="Sheet1.J11:Sheet1.J11">
            <calcext:condition calcext:apply-style-name="Untitled1" calcext:value="=MAX([$Sheet1.$J$11:.$J$16])" calcext:base-cell-address="Sheet1.J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ext-properties fo:font-weight="bold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22:36.459001749</meta:creation-date>
    <dc:date>2018-10-17T20:08:41.261771784</dc:date>
    <meta:editing-duration>PT1H11M46S</meta:editing-duration>
    <meta:editing-cycles>5</meta:editing-cycles>
    <meta:generator>LibreOffice/5.1.6.2$Linux_X86_64 LibreOffice_project/10m0$Build-2</meta:generator>
    <meta:document-statistic meta:table-count="1" meta:cell-count="268" meta:object-count="0"/>
  </office:meta>
</office:document-meta>
</file>